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6-05_21-00-54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6-06_01-19-50_000.jpg</text:p>
          </table:table-cell>
          <table:table-cell table:style-name="ce27" office:value-type="string">
            <text:p>:m :PHOTO 寝た時刻 / 2022 / オナニー、未了、duration=1時間ぐらい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寝た時刻 / 2022 / オナニー、未了、duration=1時間ぐらい,other=~">
            <text:p>:m :PHOTO 寝た時刻 / 2022 / オナニー、未了、duration=1時間ぐらい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6-06_07-25-1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6-06_07-38-10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6-06_14-12-32_000.jpg</text:p>
          </table:table-cell>
          <table:table-cell table:style-name="ce36" office:value-type="string">
            <text:p>:PHOTO 記録 / 文書：コレポン / #*# / about=周知の面談の件：事故発生を受けて,with=東和：横浜,content=~,other=~ / N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PHOTO 記録 / 文書：コレポン / #*# / about=周知の面談の件：事故発生を受けて,with=東和：横浜,content=~,other=~ / N~">
            <text:p>:PHOTO 記録 / 文書：コレポン / #*# / about=周知の面談の件：事故発生を受けて,with=東和：横浜,content=~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6-06_15-14-05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6-06_17-28-00_000.jpg</text:p>
          </table:table-cell>
          <table:table-cell table:style-name="ce36" office:value-type="string">
            <text:p>:m RES 1*2 / free# JVEMV6 68#_276:1 / 68. theoretical-physics(tp) / topics=量子力学,w=~,doc=r-7-A1~1.1.1:#17-4,s=~,i=~,other=calc+:(dψ/dx|x=-d);calc+;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1*2 / free# JVEMV6 68#_276:1 / 68. theoretical-physics(tp) / topics=量子力学,w=~,doc=r-7-A1~1.1.1:#17-4,s=~,i=~,other=calc+:(dψ/dx|x=-d);calc+;memo+">
            <text:p>:m RES 1*2 / free# JVEMV6 68#_276:1 / 68. theoretical-physics(tp) / topics=量子力学,w=~,doc=r-7-A1~1.1.1:#17-4,s=~,i=~,other=calc+:(dψ/dx|x=-d);calc+;memo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6-06_17-28-13_000.jpg</text:p>
          </table:table-cell>
          <table:table-cell table:style-name="ce36" office:value-type="string">
            <text:p>:m RES 2*2 / free# JVEMV6 68#_276:1 / 68. theoretical-physics(tp) / topics=量子力学,w=~,doc=r-7-A1~1.1.1:#17-4,s=~,i=~,other=calc+:(e^(ik'd)=e^(-ik'd))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2*2 / free# JVEMV6 68#_276:1 / 68. theoretical-physics(tp) / topics=量子力学,w=~,doc=r-7-A1~1.1.1:#17-4,s=~,i=~,other=calc+:(e^(ik'd)=e^(-ik'd))">
            <text:p>:m RES 2*2 / free# JVEMV6 68#_276:1 / 68. theoretical-physics(tp) / topics=量子力学,w=~,doc=r-7-A1~1.1.1:#17-4,s=~,i=~,other=calc+:(e^(ik'd)=e^(-ik'd))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6-06_18-18-42_000.mp4</text:p>
          </table:table-cell>
          <table:table-cell table:style-name="ce27" office:value-type="string">
            <text:p>:VIDEO / @自室 / 記録 / jap.flute / 演奏、play / R=1 / record,for=~,other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VIDEO / @自室 / 記録 / jap.flute / 演奏、play / R=1 / record,for=~,other=~,memo~">
            <text:p>:VIDEO / @自室 / 記録 / jap.flute / 演奏、play / R=1 / record,for=~,other=~,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6-06_18-23-45_000.mp4</text:p>
          </table:table-cell>
          <table:table-cell table:style-name="ce27" office:value-type="string">
            <text:p>:VIDEO / @自室 / 記録 / jap.flute / 演奏、play / R=2 / record,for=~,other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VIDEO / @自室 / 記録 / jap.flute / 演奏、play / R=2 / record,for=~,other=~,memo~">
            <text:p>:VIDEO / @自室 / 記録 / jap.flute / 演奏、play / R=2 / record,for=~,other=~,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6-06_18-29-30_000.mp4</text:p>
          </table:table-cell>
          <table:table-cell table:style-name="ce27" office:value-type="string">
            <text:p>:VIDEO / @自室 / 記録 / jap.flute / 演奏、play / R=3 / record,for=~,other=~,memo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VIDEO / @自室 / 記録 / jap.flute / 演奏、play / R=3 / record,for=~,other=~,memo~">
            <text:p>:VIDEO / @自室 / 記録 / jap.flute / 演奏、play / R=3 / record,for=~,other=~,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6-06_18-30-51_000.mp4</text:p>
          </table:table-cell>
          <table:table-cell table:style-name="ce27" office:value-type="string">
            <text:p>:VIDEO / @自室 / 記録 / jap.flute / 演奏、play / R=4 / record,for=melody,other=~,memo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VIDEO / @自室 / 記録 / jap.flute / 演奏、play / R=4 / record,for=melody,other=~,memo~">
            <text:p>:VIDEO / @自室 / 記録 / jap.flute / 演奏、play / R=4 / record,for=melody,other=~,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6-06_18-45-47_000.mp4</text:p>
          </table:table-cell>
          <table:table-cell table:style-name="ce27" office:value-type="string">
            <text:p>:VIDEO / @自室 / 記録 / jap.flute / 演奏、play / R=5 / record,for=melody,other=~,memo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VIDEO / @自室 / 記録 / jap.flute / 演奏、play / R=5 / record,for=melody,other=~,memo~">
            <text:p>:VIDEO / @自室 / 記録 / jap.flute / 演奏、play / R=5 / record,for=melody,other=~,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6-06_21-03-00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6-07_01-37-25_000.jpg</text:p>
          </table:table-cell>
          <table:table-cell table:style-name="ce27" office:value-type="string">
            <text:p>:m :PHOTO 寝た時刻 / 2022 / オナニー、未了、duration=時間ぐらい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:PHOTO 寝た時刻 / 2022 / オナニー、未了、duration=時間ぐらい,other=~">
            <text:p>:m :PHOTO 寝た時刻 / 2022 / オナニー、未了、duration=時間ぐらい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6-07_07-26-23_000.jpg</text:p>
          </table:table-cell>
          <table:table-cell table:style-name="ce36" office:value-type="string">
            <text:p>:m #*# / memo:other(m:other) / topic=祈りの文句, about=~,content=「一日、守ってください」,other=~,id=~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#*# / memo:other(m:other) / topic=祈りの文句, about=~,content=「一日、守ってください」,other=~,id=~ ">
            <text:p>:m #*# / memo:other(m:other) / topic=祈りの文句, about=~,content=「一日、守ってください」,other=~,id=~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6-07_07-26-42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6-07_07-42-48_000.jpg</text:p>
          </table:table-cell>
          <table:table-cell table:style-name="ce36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6-07_16-13-42_000.jpg</text:p>
          </table:table-cell>
          <table:table-cell table:style-name="ce36" office:value-type="string">
            <text:p>:PHOTO 記録用 / location=自宅 / topic=土地権利書、他, subject=お母さんの資産、把握。お父さんの入院の出来事を受けて, other=target:銀行のハンコ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PHOTO 記録用 / location=自宅 / topic=土地権利書、他, subject=お母さんの資産、把握。お父さんの入院の出来事を受けて, other=target:銀行のハンコ">
            <text:p>:PHOTO 記録用 / location=自宅 / topic=土地権利書、他, subject=お母さんの資産、把握。お父さんの入院の出来事を受けて, other=target:銀行のハン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6-07_16-15-17_000.jpg</text:p>
          </table:table-cell>
          <table:table-cell table:style-name="ce36" office:value-type="string">
            <text:p>:PHOTO 記録用 / location=自宅 / topic=土地権利書、他, subject=お母さんの資産、把握。お父さんの入院の出来事を受けて, other=target:土地の権利書（登記申請書、「済」の印、あり）：保管場所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PHOTO 記録用 / location=自宅 / topic=土地権利書、他, subject=お母さんの資産、把握。お父さんの入院の出来事を受けて, other=target:土地の権利書（登記申請書、「済」の印、あり）：保管場所">
            <text:p>:PHOTO 記録用 / location=自宅 / topic=土地権利書、他, subject=お母さんの資産、把握。お父さんの入院の出来事を受けて, other=target:土地の権利書（登記申請書、「済」の印、あり）：保管場所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6-07_16-29-09_000.jpg</text:p>
          </table:table-cell>
          <table:table-cell table:style-name="ce36" office:value-type="string">
            <text:p>:PHOTO 記録用 / location=自宅 / topic=土地権利書、他, subject=お母さんの資産、把握。お父さんの入院の出来事を受けて, other=target:生命保険：証書（ジブラルタ生命）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PHOTO 記録用 / location=自宅 / topic=土地権利書、他, subject=お母さんの資産、把握。お父さんの入院の出来事を受けて, other=target:生命保険：証書（ジブラルタ生命）">
            <text:p>:PHOTO 記録用 / location=自宅 / topic=土地権利書、他, subject=お母さんの資産、把握。お父さんの入院の出来事を受けて, other=target:生命保険：証書（ジブラルタ生命）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6-07_16-29-54_000.jpg</text:p>
          </table:table-cell>
          <table:table-cell table:style-name="ce36" office:value-type="string">
            <text:p>:PHOTO 記録用 / location=自宅 / topic=土地権利書、他, subject=お母さんの資産、把握。お父さんの入院の出来事を受けて, other=target:土地の権利書（登記申請書、「済」の印、あり）：書類：表紙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PHOTO 記録用 / location=自宅 / topic=土地権利書、他, subject=お母さんの資産、把握。お父さんの入院の出来事を受けて, other=target:土地の権利書（登記申請書、「済」の印、あり）：書類：表紙">
            <text:p>:PHOTO 記録用 / location=自宅 / topic=土地権利書、他, subject=お母さんの資産、把握。お父さんの入院の出来事を受けて, other=target:土地の権利書（登記申請書、「済」の印、あり）：書類：表紙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6-07_16-34-46_000.jpg</text:p>
          </table:table-cell>
          <table:table-cell table:style-name="ce36" office:value-type="string">
            <text:p>:PHOTO 記録用 / location=自宅 / topic=土地権利書、他, subject=お母さんの資産、把握。お父さんの入院の出来事を受けて, other=target:生命保険：証書：「教職員共済・終身生命共済証書」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PHOTO 記録用 / location=自宅 / topic=土地権利書、他, subject=お母さんの資産、把握。お父さんの入院の出来事を受けて, other=target:生命保険：証書：「教職員共済・終身生命共済証書」">
            <text:p>:PHOTO 記録用 / location=自宅 / topic=土地権利書、他, subject=お母さんの資産、把握。お父さんの入院の出来事を受けて, other=target:生命保険：証書：「教職員共済・終身生命共済証書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6-07_16-35-06_000.jpg</text:p>
          </table:table-cell>
          <table:table-cell table:style-name="ce36" office:value-type="string">
            <text:p>:PHOTO 記録用 / location=自宅 / topic=土地権利書、他, subject=お母さんの資産、把握。お父さんの入院の出来事を受けて, other=target:生命保険（ジブラルタ生命）：連絡先、杉浦さん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PHOTO 記録用 / location=自宅 / topic=土地権利書、他, subject=お母さんの資産、把握。お父さんの入院の出来事を受けて, other=target:生命保険（ジブラルタ生命）：連絡先、杉浦さん">
            <text:p>:PHOTO 記録用 / location=自宅 / topic=土地権利書、他, subject=お母さんの資産、把握。お父さんの入院の出来事を受けて, other=target:生命保険（ジブラルタ生命）：連絡先、杉浦さ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6-07_16-40-15_000.jpg</text:p>
          </table:table-cell>
          <table:table-cell table:style-name="ce36" office:value-type="string">
            <text:p>:PHOTO 記録用 / location=自宅 / topic=土地権利書、他, subject=お母さんの資産、把握。お父さんの入院の出来事を受けて, other=target:土地の権利書（登記申請書、「済」の印、あり）：保管場所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PHOTO 記録用 / location=自宅 / topic=土地権利書、他, subject=お母さんの資産、把握。お父さんの入院の出来事を受けて, other=target:土地の権利書（登記申請書、「済」の印、あり）：保管場所">
            <text:p>:PHOTO 記録用 / location=自宅 / topic=土地権利書、他, subject=お母さんの資産、把握。お父さんの入院の出来事を受けて, other=target:土地の権利書（登記申請書、「済」の印、あり）：保管場所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6-07_16-41-19_000.jpg</text:p>
          </table:table-cell>
          <table:table-cell table:style-name="ce36" office:value-type="string">
            <text:p>:PHOTO 記録用 / location=自宅 / topic=土地権利書、他, subject=お母さんの資産、把握。お父さんの入院の出来事を受けて, other=target:実印：保管場所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PHOTO 記録用 / location=自宅 / topic=土地権利書、他, subject=お母さんの資産、把握。お父さんの入院の出来事を受けて, other=target:実印：保管場所">
            <text:p>:PHOTO 記録用 / location=自宅 / topic=土地権利書、他, subject=お母さんの資産、把握。お父さんの入院の出来事を受けて, other=target:実印：保管場所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6-07_16-42-01_000.jpg</text:p>
          </table:table-cell>
          <table:table-cell table:style-name="ce36" office:value-type="string">
            <text:p>:PHOTO 記録用 / location=自宅 / topic=土地権利書、他, subject=お母さんの資産、把握。お父さんの入院の出来事を受けて, other=target:実印：保管場所：包装の態様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PHOTO 記録用 / location=自宅 / topic=土地権利書、他, subject=お母さんの資産、把握。お父さんの入院の出来事を受けて, other=target:実印：保管場所：包装の態様">
            <text:p>:PHOTO 記録用 / location=自宅 / topic=土地権利書、他, subject=お母さんの資産、把握。お父さんの入院の出来事を受けて, other=target:実印：保管場所：包装の態様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6-07_16-44-58_000.jpg</text:p>
          </table:table-cell>
          <table:table-cell table:style-name="ce36" office:value-type="string">
            <text:p>:PHOTO 記録用 / location=自宅 / topic=土地権利書、他, subject=お母さんの資産、把握。お父さんの入院の出来事を受けて, other=target:印鑑登録証：母、順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PHOTO 記録用 / location=自宅 / topic=土地権利書、他, subject=お母さんの資産、把握。お父さんの入院の出来事を受けて, other=target:印鑑登録証：母、順">
            <text:p>:PHOTO 記録用 / location=自宅 / topic=土地権利書、他, subject=お母さんの資産、把握。お父さんの入院の出来事を受けて, other=target:印鑑登録証：母、順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6-07_16-46-29_000.jpg</text:p>
          </table:table-cell>
          <table:table-cell table:style-name="ce36" office:value-type="string">
            <text:p>:PHOTO 記録用 / location=自宅 / topic=土地権利書、他, subject=お母さんの資産、把握。お父さんの入院の出来事を受けて, other=target:銀行通帳、一群：川崎信金、労金、他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PHOTO 記録用 / location=自宅 / topic=土地権利書、他, subject=お母さんの資産、把握。お父さんの入院の出来事を受けて, other=target:銀行通帳、一群：川崎信金、労金、他">
            <text:p>:PHOTO 記録用 / location=自宅 / topic=土地権利書、他, subject=お母さんの資産、把握。お父さんの入院の出来事を受けて, other=target:銀行通帳、一群：川崎信金、労金、他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6-07_17-41-40_000.jpg</text:p>
          </table:table-cell>
          <table:table-cell table:style-name="ce36" office:value-type="string">
            <text:p>:m RES 1*1 / free# JVEMV6 68#_278:1 / 68. theoretical-physics(tp) / topics=量子力学,w=(k'=iκ),doc=r-7-A1~1.1.1:#17-6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RES 1*1 / free# JVEMV6 68#_278:1 / 68. theoretical-physics(tp) / topics=量子力学,w=(k'=iκ),doc=r-7-A1~1.1.1:#17-6,s=~,i=~,other=~">
            <text:p>:m RES 1*1 / free# JVEMV6 68#_278:1 / 68. theoretical-physics(tp) / topics=量子力学,w=(k'=iκ),doc=r-7-A1~1.1.1:#17-6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6-07_18-41-32_000.mp4</text:p>
          </table:table-cell>
          <table:table-cell table:style-name="ce15" office:value-type="string">
            <text:p>:VIDEO / @自室 / 記録 / jap.flute / 演奏、play / R=1 / record,for=melody,other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VIDEO / @自室 / 記録 / jap.flute / 演奏、play / R=1 / record,for=melody,other=~,memo~">
            <text:p>:VIDEO / @自室 / 記録 / jap.flute / 演奏、play / R=1 / record,for=melody,other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6-07_21-00-30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6-08_02-18-36_000.jpg</text:p>
          </table:table-cell>
          <table:table-cell table:style-name="ce27" office:value-type="string">
            <text:p>:m :PHOTO 寝た時刻 / 2022 / オナニー、了、duration=1.5時間ぐらい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:PHOTO 寝た時刻 / 2022 / オナニー、了、duration=1.5時間ぐらい,other=~">
            <text:p>:m :PHOTO 寝た時刻 / 2022 / オナニー、了、duration=1.5時間ぐらい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6-08_07-41-08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6-08_07-52-05_000.jpg</text:p>
          </table:table-cell>
          <table:table-cell table:style-name="ce15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6-08_09-29-50_000.jpg</text:p>
          </table:table-cell>
          <table:table-cell table:style-name="ce36" office:value-type="string">
            <text:p>:m #*# / memo:other(m:other) / topic=お父さんの入院、ホームでの行動：お兄さんとの、ラインでの、オンライン・打ち合わせ；お母さんも入る, about=後続事項：銀行口座、代理で引き出し。調べもの。；今後の行動について、アイデア,content=~,other=~,id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#*# / memo:other(m:other) / topic=お父さんの入院、ホームでの行動：お兄さんとの、ラインでの、オンライン・打ち合わせ；お母さんも入る, about=後続事項：銀行口座、代理で引き出し。調べもの。；今後の行動について、アイデア,content=~,other=~,id=~">
            <text:p>:m #*# / memo:other(m:other) / topic=お父さんの入院、ホームでの行動：お兄さんとの、ラインでの、オンライン・打ち合わせ；お母さんも入る, about=後続事項：銀行口座、代理で引き出し。調べもの。；今後の行動について、アイデア,content=~,other=~,id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6-08_10-04-59_000.jpg</text:p>
          </table:table-cell>
          <table:table-cell table:style-name="ce36" office:value-type="string">
            <text:p>:m #*# RES / JVEMV6 64#140-7.5 / 『大坂一件大塩平八郎存書』 / w=用金申付是迄～候得共江戸 / p.~ / topic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#*# RES / JVEMV6 64#140-7.5 / 『大坂一件大塩平八郎存書』 / w=用金申付是迄～候得共江戸 / p.~ / topic=~,other=~">
            <text:p>:m #*# RES / JVEMV6 64#140-7.5 / 『大坂一件大塩平八郎存書』 / w=用金申付是迄～候得共江戸 / p.~ / topic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6-08_13-26-07_000.jpg</text:p>
          </table:table-cell>
          <table:table-cell table:style-name="ce36" office:value-type="string">
            <text:p>:m RES 1*2 / free# JVEMV6 68#_279:1 / 68. theoretical-physics(tp) / topics=量子力学,w=(k'=iκ),doc=r-7-A1~1.1.1:#17-7,s=~,i=~,other=calc+:シュレディンガー方程式、積分;calc+:(ψ^(*)(x+a)*ψ(x+a))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RES 1*2 / free# JVEMV6 68#_279:1 / 68. theoretical-physics(tp) / topics=量子力学,w=(k'=iκ),doc=r-7-A1~1.1.1:#17-7,s=~,i=~,other=calc+:シュレディンガー方程式、積分;calc+:(ψ^(*)(x+a)*ψ(x+a))">
            <text:p>:m RES 1*2 / free# JVEMV6 68#_279:1 / 68. theoretical-physics(tp) / topics=量子力学,w=(k'=iκ),doc=r-7-A1~1.1.1:#17-7,s=~,i=~,other=calc+:シュレディンガー方程式、積分;calc+:(ψ^(*)(x+a)*ψ(x+a))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6-08_13-26-25_000.jpg</text:p>
          </table:table-cell>
          <table:table-cell table:style-name="ce36" office:value-type="string">
            <text:p>:m RES 2*2 / free# JVEMV6 68#_279:1 / 68. theoretical-physics(tp) / topics=量子力学,w=(k'=iκ),doc=r-7-A1~1.1.1:#17-7,s=~,i=~,other=calc+:次元解析:(ħ/(m*w))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RES 2*2 / free# JVEMV6 68#_279:1 / 68. theoretical-physics(tp) / topics=量子力学,w=(k'=iκ),doc=r-7-A1~1.1.1:#17-7,s=~,i=~,other=calc+:次元解析:(ħ/(m*w))">
            <text:p>:m RES 2*2 / free# JVEMV6 68#_279:1 / 68. theoretical-physics(tp) / topics=量子力学,w=(k'=iκ),doc=r-7-A1~1.1.1:#17-7,s=~,i=~,other=calc+:次元解析:(ħ/(m*w))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6-08_14-10-0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string">
            <text:p>2022-06-08_17-03-45_000.jpg</text:p>
          </table:table-cell>
          <table:table-cell table:style-name="ce36" office:value-type="string">
            <text:p>:m RES 1*3 / free# JVEMV6 68#_279:2 / 68. theoretical-physics(tp) / topics=量子力学,w=~,doc=r-7-A1~1.1.1:#18-1,s=~,i=~,other=memo+;calc+:(d^2(e^(-(1/2)*ξ^2))/dξ^2)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RES 1*3 / free# JVEMV6 68#_279:2 / 68. theoretical-physics(tp) / topics=量子力学,w=~,doc=r-7-A1~1.1.1:#18-1,s=~,i=~,other=memo+;calc+:(d^2(e^(-(1/2)*ξ^2))/dξ^2)">
            <text:p>:m RES 1*3 / free# JVEMV6 68#_279:2 / 68. theoretical-physics(tp) / topics=量子力学,w=~,doc=r-7-A1~1.1.1:#18-1,s=~,i=~,other=memo+;calc+:(d^2(e^(-(1/2)*ξ^2))/dξ^2)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9" office:value-type="string">
            <text:p>2022-06-08_17-04-22_000.jpg</text:p>
          </table:table-cell>
          <table:table-cell table:style-name="ce36" office:value-type="string">
            <text:p>:m RES 3*3 / free# JVEMV6 68#_279:2 / 68. theoretical-physics(tp) / topics=量子力学,w=(2H''-2ξH+2λH=0),doc=r-7-A1~1.1.1:#18-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RES 3*3 / free# JVEMV6 68#_279:2 / 68. theoretical-physics(tp) / topics=量子力学,w=(2H''-2ξH+2λH=0),doc=r-7-A1~1.1.1:#18-1,s=~,i=~,other=~">
            <text:p>:m RES 3*3 / free# JVEMV6 68#_279:2 / 68. theoretical-physics(tp) / topics=量子力学,w=(2H''-2ξH+2λH=0),doc=r-7-A1~1.1.1:#18-1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9" office:value-type="string">
            <text:p>2022-06-08_17-55-21_000.mp4</text:p>
          </table:table-cell>
          <table:table-cell table:style-name="ce36" office:value-type="string">
            <text:p>:VIDEO / @自室 / 記録 / jap.flute / 演奏、play / R=1 / record,for=mouth-shape:dai-kan,other=~,memo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VIDEO / @自室 / 記録 / jap.flute / 演奏、play / R=1 / record,for=mouth-shape:dai-kan,other=~,memo~">
            <text:p>:VIDEO / @自室 / 記録 / jap.flute / 演奏、play / R=1 / record,for=mouth-shape:dai-kan,other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9" office:value-type="string">
            <text:p>2022-06-08_18-58-42_000.mp4</text:p>
          </table:table-cell>
          <table:table-cell table:style-name="ce27" office:value-type="string">
            <text:p>:VIDEO / @自室 / 記録 / jap.flute-bamboo / 演奏、play / R=1 / genr=~,for=mouth-shape:otsu,Re~,other=~,file-id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VIDEO / @自室 / 記録 / jap.flute-bamboo / 演奏、play / R=1 / genr=~,for=mouth-shape:otsu,Re~,other=~,file-id=~,memo~">
            <text:p>:VIDEO / @自室 / 記録 / jap.flute-bamboo / 演奏、play / R=1 / genr=~,for=mouth-shape:otsu,Re~,other=~,file-id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8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15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8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93])" office:value-type="float" office:value="48">
            <text:p>48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9">2022/06/09</text:date>, <text:time>10:27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6-09T10:27:25.78</dc:date>
    <dc:creator>iwabuchi ken</dc:creator>
    <meta:editing-duration>P47DT11H5M57S</meta:editing-duration>
    <meta:editing-cycles>15313</meta:editing-cycles>
    <meta:document-statistic meta:table-count="2" meta:cell-count="548" meta:object-count="0"/>
    <meta:user-defined meta:name="qrichtext">1</meta:user-defined>
  </office:meta>
</office:document-meta>
</file>